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fo:line-height="150%" fo:text-indent="0.5in" style:auto-text-inden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adMe</text:p>
      <text:p text:style-name="Standard"/>
      <text:p text:style-name="Standard">The libraries are linked by source so you need both the andEngine and physics extension as projects. Then you need to add them as libraries under Properties&gt;Android.</text:p>
      <text:p text:style-name="Standard"/>
      <text:p text:style-name="Standard">Use the Dpad to move, attack and charge. Touch the screen to add clouds to get up places.</text:p>
      <text:p text:style-name="Standard"/>
      <text:p text:style-name="P1">In this version we implemented a simple AI that patrols until it see the player then moves towards the player. This was done through the DumbAI class. In the next version there will be flying AI and if we can implement it flocking A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ooks </meta:initial-creator>
    <meta:creation-date>2011-09-09T20:18:13</meta:creation-date>
    <dc:date>2011-09-22T00:20:22</dc:date>
    <dc:creator>Brooks </dc:creator>
    <meta:editing-duration>PT22M41S</meta:editing-duration>
    <meta:editing-cycles>3</meta:editing-cycles>
    <meta:generator>LibreOffice/3.3$Unix LibreOffice_project/330m19$Build-301</meta:generator>
    <meta:document-statistic meta:table-count="0" meta:image-count="0" meta:object-count="0" meta:page-count="1" meta:paragraph-count="4" meta:word-count="90" meta:character-count="494"/>
  </office:meta>
</office:document-meta>
</file>